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8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5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3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/>
    </style:style>
    <style:style style:family="graphic" style:name="a6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6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3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3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4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1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text text:use-soft-page-breaks="true">
      <text:p text:style-name="P1"><draw:g draw:name="Diagrama 1" draw:id="id49" draw:style-name="a99" text:anchor-type="as-char"><svg:title/><svg:desc/><draw:custom-shape svg:x="4.5696in" svg:y="0.4328in" svg:width="0.1in" svg:height="0.39493in" draw:id="id0" draw:style-name="a0"><svg:title/><svg:desc/><draw:enhanced-geometry draw:type="non-primitive" svg:viewBox="0 0 91440 361126" draw:enhanced-path="M 128150 0 L 128150 361126 45720 36112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361126"/><draw:equation draw:name="f8" draw:formula="0 / ?f6"/><draw:equation draw:name="f9" draw:formula="91440 / ?f6"/><draw:equation draw:name="f10" draw:formula="0 / ?f7"/><draw:equation draw:name="f11" draw:formula="361126 / ?f7"/></draw:enhanced-geometry></draw:custom-shape><draw:custom-shape svg:x="8.45302in" svg:y="1.65194in" svg:width="1.03884in" svg:height="0.18029in" draw:id="id1" draw:style-name="a1"><svg:title/><svg:desc/><draw:enhanced-geometry draw:type="non-primitive" svg:viewBox="0 0 949918 164861" draw:enhanced-path="M 0 0 L 0 82430 949918 82430 949918 16486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18"/><draw:equation draw:name="f7" draw:formula="?f4 / 164861"/><draw:equation draw:name="f8" draw:formula="0 / ?f6"/><draw:equation draw:name="f9" draw:formula="949918 / ?f6"/><draw:equation draw:name="f10" draw:formula="0 / ?f7"/><draw:equation draw:name="f11" draw:formula="164861 / ?f7"/></draw:enhanced-geometry></draw:custom-shape><draw:custom-shape svg:x="8.40302in" svg:y="1.65194in" svg:width="0.1in" svg:height="0.18029in" draw:id="id2" draw:style-name="a2"><svg:title/><svg:desc/><draw:enhanced-geometry draw:type="non-primitive" svg:viewBox="0 0 91440 164861" draw:enhanced-path="M 45720 0 L 45720 16486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164861"/><draw:equation draw:name="f8" draw:formula="0 / ?f6"/><draw:equation draw:name="f9" draw:formula="91440 / ?f6"/><draw:equation draw:name="f10" draw:formula="0 / ?f7"/><draw:equation draw:name="f11" draw:formula="164861 / ?f7"/></draw:enhanced-geometry></draw:custom-shape><draw:custom-shape svg:x="7.07075in" svg:y="2.26151in" svg:width="0.12878in" svg:height="1.0045in" draw:id="id3" draw:style-name="a3"><svg:title/><svg:desc/><draw:enhanced-geometry draw:type="non-primitive" svg:viewBox="0 0 117758 918516" draw:enhanced-path="M 0 0 L 0 918516 117758 91851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918516"/><draw:equation draw:name="f8" draw:formula="0 / ?f6"/><draw:equation draw:name="f9" draw:formula="117758 / ?f6"/><draw:equation draw:name="f10" draw:formula="0 / ?f7"/><draw:equation draw:name="f11" draw:formula="918516 / ?f7"/></draw:enhanced-geometry></draw:custom-shape><draw:custom-shape svg:x="7.07075in" svg:y="2.26151in" svg:width="0.12878in" svg:height="0.39493in" draw:id="id4" draw:style-name="a4"><svg:title/><svg:desc/><draw:enhanced-geometry draw:type="non-primitive" svg:viewBox="0 0 117758 361126" draw:enhanced-path="M 0 0 L 0 361126 117758 36112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361126"/><draw:equation draw:name="f8" draw:formula="0 / ?f6"/><draw:equation draw:name="f9" draw:formula="117758 / ?f6"/><draw:equation draw:name="f10" draw:formula="0 / ?f7"/><draw:equation draw:name="f11" draw:formula="361126 / ?f7"/></draw:enhanced-geometry></draw:custom-shape><draw:custom-shape svg:x="7.41417in" svg:y="1.65194in" svg:width="1.03884in" svg:height="0.18029in" draw:id="id5" draw:style-name="a5"><svg:title/><svg:desc/><draw:enhanced-geometry draw:type="non-primitive" svg:viewBox="0 0 949918 164861" draw:enhanced-path="M 949918 0 L 949918 82430 0 82430 0 16486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18"/><draw:equation draw:name="f7" draw:formula="?f4 / 164861"/><draw:equation draw:name="f8" draw:formula="0 / ?f6"/><draw:equation draw:name="f9" draw:formula="949918 / ?f6"/><draw:equation draw:name="f10" draw:formula="0 / ?f7"/><draw:equation draw:name="f11" draw:formula="164861 / ?f7"/></draw:enhanced-geometry></draw:custom-shape><draw:custom-shape svg:x="4.70974in" svg:y="0.4328in" svg:width="3.74327in" svg:height="0.78986in" draw:id="id6" draw:style-name="a6"><svg:title/><svg:desc/><draw:enhanced-geometry draw:type="non-primitive" svg:viewBox="0 0 3422847 722252" draw:enhanced-path="M 0 0 L 0 639821 3422847 639821 3422847 72225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22847"/><draw:equation draw:name="f7" draw:formula="?f4 / 722252"/><draw:equation draw:name="f8" draw:formula="0 / ?f6"/><draw:equation draw:name="f9" draw:formula="3422847 / ?f6"/><draw:equation draw:name="f10" draw:formula="0 / ?f7"/><draw:equation draw:name="f11" draw:formula="722252 / ?f7"/></draw:enhanced-geometry></draw:custom-shape><draw:custom-shape svg:x="5.81727in" svg:y="1.65194in" svg:width="0.12878in" svg:height="1.0045in" draw:id="id7" draw:style-name="a7"><svg:title/><svg:desc/><draw:enhanced-geometry draw:type="non-primitive" svg:viewBox="0 0 117758 918516" draw:enhanced-path="M 0 0 L 0 918516 117758 91851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918516"/><draw:equation draw:name="f8" draw:formula="0 / ?f6"/><draw:equation draw:name="f9" draw:formula="117758 / ?f6"/><draw:equation draw:name="f10" draw:formula="0 / ?f7"/><draw:equation draw:name="f11" draw:formula="918516 / ?f7"/></draw:enhanced-geometry></draw:custom-shape><draw:custom-shape svg:x="5.81727in" svg:y="1.65194in" svg:width="0.12878in" svg:height="0.39493in" draw:id="id8" draw:style-name="a8"><svg:title/><svg:desc/><draw:enhanced-geometry draw:type="non-primitive" svg:viewBox="0 0 117758 361126" draw:enhanced-path="M 0 0 L 0 361126 117758 36112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361126"/><draw:equation draw:name="f8" draw:formula="0 / ?f6"/><draw:equation draw:name="f9" draw:formula="117758 / ?f6"/><draw:equation draw:name="f10" draw:formula="0 / ?f7"/><draw:equation draw:name="f11" draw:formula="361126 / ?f7"/></draw:enhanced-geometry></draw:custom-shape><draw:custom-shape svg:x="4.70974in" svg:y="0.4328in" svg:width="1.45095in" svg:height="0.78986in" draw:id="id9" draw:style-name="a9"><svg:title/><svg:desc/><draw:enhanced-geometry draw:type="non-primitive" svg:viewBox="0 0 1326745 722252" draw:enhanced-path="M 0 0 L 0 639821 1326745 639821 1326745 72225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26745"/><draw:equation draw:name="f7" draw:formula="?f4 / 722252"/><draw:equation draw:name="f8" draw:formula="0 / ?f6"/><draw:equation draw:name="f9" draw:formula="1326745 / ?f6"/><draw:equation draw:name="f10" draw:formula="0 / ?f7"/><draw:equation draw:name="f11" draw:formula="722252 / ?f7"/></draw:enhanced-geometry></draw:custom-shape><draw:custom-shape svg:x="4.77843in" svg:y="1.65194in" svg:width="0.12878in" svg:height="1.61407in" draw:id="id10" draw:style-name="a10"><svg:title/><svg:desc/><draw:enhanced-geometry draw:type="non-primitive" svg:viewBox="0 0 117758 1475906" draw:enhanced-path="M 0 0 L 0 1475906 117758 147590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1475906"/><draw:equation draw:name="f8" draw:formula="0 / ?f6"/><draw:equation draw:name="f9" draw:formula="117758 / ?f6"/><draw:equation draw:name="f10" draw:formula="0 / ?f7"/><draw:equation draw:name="f11" draw:formula="1475906 / ?f7"/></draw:enhanced-geometry></draw:custom-shape><draw:custom-shape svg:x="4.77843in" svg:y="1.65194in" svg:width="0.12878in" svg:height="1.0045in" draw:id="id11" draw:style-name="a11"><svg:title/><svg:desc/><draw:enhanced-geometry draw:type="non-primitive" svg:viewBox="0 0 117758 918516" draw:enhanced-path="M 0 0 L 0 918516 117758 91851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918516"/><draw:equation draw:name="f8" draw:formula="0 / ?f6"/><draw:equation draw:name="f9" draw:formula="117758 / ?f6"/><draw:equation draw:name="f10" draw:formula="0 / ?f7"/><draw:equation draw:name="f11" draw:formula="918516 / ?f7"/></draw:enhanced-geometry></draw:custom-shape><draw:custom-shape svg:x="4.77843in" svg:y="1.65194in" svg:width="0.12878in" svg:height="0.39493in" draw:id="id12" draw:style-name="a12"><svg:title/><svg:desc/><draw:enhanced-geometry draw:type="non-primitive" svg:viewBox="0 0 117758 361126" draw:enhanced-path="M 0 0 L 0 361126 117758 36112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361126"/><draw:equation draw:name="f8" draw:formula="0 / ?f6"/><draw:equation draw:name="f9" draw:formula="117758 / ?f6"/><draw:equation draw:name="f10" draw:formula="0 / ?f7"/><draw:equation draw:name="f11" draw:formula="361126 / ?f7"/></draw:enhanced-geometry></draw:custom-shape><draw:custom-shape svg:x="4.70974in" svg:y="0.4328in" svg:width="0.4121in" svg:height="0.78986in" draw:id="id13" draw:style-name="a13"><svg:title/><svg:desc/><draw:enhanced-geometry draw:type="non-primitive" svg:viewBox="0 0 376827 722252" draw:enhanced-path="M 0 0 L 0 639821 376827 639821 376827 72225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6827"/><draw:equation draw:name="f7" draw:formula="?f4 / 722252"/><draw:equation draw:name="f8" draw:formula="0 / ?f6"/><draw:equation draw:name="f9" draw:formula="376827 / ?f6"/><draw:equation draw:name="f10" draw:formula="0 / ?f7"/><draw:equation draw:name="f11" draw:formula="722252 / ?f7"/></draw:enhanced-geometry></draw:custom-shape><draw:custom-shape svg:x="3.2588in" svg:y="1.65194in" svg:width="1.03884in" svg:height="0.18029in" draw:id="id14" draw:style-name="a14"><svg:title/><svg:desc/><draw:enhanced-geometry draw:type="non-primitive" svg:viewBox="0 0 949918 164861" draw:enhanced-path="M 0 0 L 0 82430 949918 82430 949918 16486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18"/><draw:equation draw:name="f7" draw:formula="?f4 / 164861"/><draw:equation draw:name="f8" draw:formula="0 / ?f6"/><draw:equation draw:name="f9" draw:formula="949918 / ?f6"/><draw:equation draw:name="f10" draw:formula="0 / ?f7"/><draw:equation draw:name="f11" draw:formula="164861 / ?f7"/></draw:enhanced-geometry></draw:custom-shape><draw:custom-shape svg:x="2.91538in" svg:y="2.26151in" svg:width="0.12878in" svg:height="1.61407in" draw:id="id15" draw:style-name="a15"><svg:title/><svg:desc/><draw:enhanced-geometry draw:type="non-primitive" svg:viewBox="0 0 117758 1475906" draw:enhanced-path="M 0 0 L 0 1475906 117758 147590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1475906"/><draw:equation draw:name="f8" draw:formula="0 / ?f6"/><draw:equation draw:name="f9" draw:formula="117758 / ?f6"/><draw:equation draw:name="f10" draw:formula="0 / ?f7"/><draw:equation draw:name="f11" draw:formula="1475906 / ?f7"/></draw:enhanced-geometry></draw:custom-shape><draw:custom-shape svg:x="2.91538in" svg:y="2.26151in" svg:width="0.12878in" svg:height="1.0045in" draw:id="id16" draw:style-name="a16"><svg:title/><svg:desc/><draw:enhanced-geometry draw:type="non-primitive" svg:viewBox="0 0 117758 918516" draw:enhanced-path="M 0 0 L 0 918516 117758 91851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918516"/><draw:equation draw:name="f8" draw:formula="0 / ?f6"/><draw:equation draw:name="f9" draw:formula="117758 / ?f6"/><draw:equation draw:name="f10" draw:formula="0 / ?f7"/><draw:equation draw:name="f11" draw:formula="918516 / ?f7"/></draw:enhanced-geometry></draw:custom-shape><draw:custom-shape svg:x="2.91538in" svg:y="2.26151in" svg:width="0.12878in" svg:height="0.39493in" draw:id="id17" draw:style-name="a17"><svg:title/><svg:desc/><draw:enhanced-geometry draw:type="non-primitive" svg:viewBox="0 0 117758 361126" draw:enhanced-path="M 0 0 L 0 361126 117758 36112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361126"/><draw:equation draw:name="f8" draw:formula="0 / ?f6"/><draw:equation draw:name="f9" draw:formula="117758 / ?f6"/><draw:equation draw:name="f10" draw:formula="0 / ?f7"/><draw:equation draw:name="f11" draw:formula="361126 / ?f7"/></draw:enhanced-geometry></draw:custom-shape><draw:custom-shape svg:x="3.2088in" svg:y="1.65194in" svg:width="0.1in" svg:height="0.18029in" draw:id="id18" draw:style-name="a18"><svg:title/><svg:desc/><draw:enhanced-geometry draw:type="non-primitive" svg:viewBox="0 0 91440 164861" draw:enhanced-path="M 45720 0 L 45720 16486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164861"/><draw:equation draw:name="f8" draw:formula="0 / ?f6"/><draw:equation draw:name="f9" draw:formula="91440 / ?f6"/><draw:equation draw:name="f10" draw:formula="0 / ?f7"/><draw:equation draw:name="f11" draw:formula="164861 / ?f7"/></draw:enhanced-geometry></draw:custom-shape><draw:custom-shape svg:x="2.21995in" svg:y="1.65194in" svg:width="1.03884in" svg:height="0.18029in" draw:id="id19" draw:style-name="a19"><svg:title/><svg:desc/><draw:enhanced-geometry draw:type="non-primitive" svg:viewBox="0 0 949918 164861" draw:enhanced-path="M 949918 0 L 949918 82430 0 82430 0 16486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18"/><draw:equation draw:name="f7" draw:formula="?f4 / 164861"/><draw:equation draw:name="f8" draw:formula="0 / ?f6"/><draw:equation draw:name="f9" draw:formula="949918 / ?f6"/><draw:equation draw:name="f10" draw:formula="0 / ?f7"/><draw:equation draw:name="f11" draw:formula="164861 / ?f7"/></draw:enhanced-geometry></draw:custom-shape><draw:custom-shape svg:x="3.2588in" svg:y="0.4328in" svg:width="1.45095in" svg:height="0.78986in" draw:id="id20" draw:style-name="a20"><svg:title/><svg:desc/><draw:enhanced-geometry draw:type="non-primitive" svg:viewBox="0 0 1326745 722252" draw:enhanced-path="M 1326745 0 L 1326745 639821 0 639821 0 72225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26745"/><draw:equation draw:name="f7" draw:formula="?f4 / 722252"/><draw:equation draw:name="f8" draw:formula="0 / ?f6"/><draw:equation draw:name="f9" draw:formula="1326745 / ?f6"/><draw:equation draw:name="f10" draw:formula="0 / ?f7"/><draw:equation draw:name="f11" draw:formula="722252 / ?f7"/></draw:enhanced-geometry></draw:custom-shape><draw:custom-shape svg:x="0.62305in" svg:y="1.65194in" svg:width="0.12878in" svg:height="1.0045in" draw:id="id21" draw:style-name="a21"><svg:title/><svg:desc/><draw:enhanced-geometry draw:type="non-primitive" svg:viewBox="0 0 117758 918516" draw:enhanced-path="M 0 0 L 0 918516 117758 91851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918516"/><draw:equation draw:name="f8" draw:formula="0 / ?f6"/><draw:equation draw:name="f9" draw:formula="117758 / ?f6"/><draw:equation draw:name="f10" draw:formula="0 / ?f7"/><draw:equation draw:name="f11" draw:formula="918516 / ?f7"/></draw:enhanced-geometry></draw:custom-shape><draw:custom-shape svg:x="0.62305in" svg:y="1.65194in" svg:width="0.12878in" svg:height="0.39493in" draw:id="id22" draw:style-name="a22"><svg:title/><svg:desc/><draw:enhanced-geometry draw:type="non-primitive" svg:viewBox="0 0 117758 361126" draw:enhanced-path="M 0 0 L 0 361126 117758 36112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758"/><draw:equation draw:name="f7" draw:formula="?f4 / 361126"/><draw:equation draw:name="f8" draw:formula="0 / ?f6"/><draw:equation draw:name="f9" draw:formula="117758 / ?f6"/><draw:equation draw:name="f10" draw:formula="0 / ?f7"/><draw:equation draw:name="f11" draw:formula="361126 / ?f7"/></draw:enhanced-geometry></draw:custom-shape><draw:custom-shape svg:x="0.96647in" svg:y="0.4328in" svg:width="3.74327in" svg:height="0.78986in" draw:id="id23" draw:style-name="a23"><svg:title/><svg:desc/><draw:enhanced-geometry draw:type="non-primitive" svg:viewBox="0 0 3422847 722252" draw:enhanced-path="M 3422847 0 L 3422847 639821 0 639821 0 72225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22847"/><draw:equation draw:name="f7" draw:formula="?f4 / 722252"/><draw:equation draw:name="f8" draw:formula="0 / ?f6"/><draw:equation draw:name="f9" draw:formula="3422847 / ?f6"/><draw:equation draw:name="f10" draw:formula="0 / ?f7"/><draw:equation draw:name="f11" draw:formula="722252 / ?f7"/></draw:enhanced-geometry></draw:custom-shape><draw:custom-shape svg:x="4.28047in" svg:y="0.00353in" svg:width="0.85855in" svg:height="0.42927in" draw:id="id24" draw:style-name="a26"><svg:title/><svg:desc/><text:p text:style-name="a25" text:class-names="" text:cond-style-name=""><text:span text:style-name="a24" text:class-names="">Direccion General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5372in" svg:y="1.22267in" svg:width="0.85855in" svg:height="0.42927in" draw:id="id25" draw:style-name="a29"><svg:title/><svg:desc/><text:p text:style-name="a28" text:class-names="" text:cond-style-name=""><text:span text:style-name="a27" text:class-names="">Investigacion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75184in" svg:y="1.83224in" svg:width="0.85855in" svg:height="0.42927in" draw:id="id26" draw:style-name="a32"><svg:title/><svg:desc/><text:p text:style-name="a31" text:class-names="" text:cond-style-name=""><text:span text:style-name="a30" text:class-names="">Investigacion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75184in" svg:y="2.44181in" svg:width="0.85855in" svg:height="0.42927in" draw:id="id27" draw:style-name="a35"><svg:title/><svg:desc/><text:p text:style-name="a34" text:class-names="" text:cond-style-name=""><text:span text:style-name="a33" text:class-names="">Desarrollo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82952in" svg:y="1.22267in" svg:width="0.85855in" svg:height="0.42927in" draw:id="id28" draw:style-name="a38"><svg:title/><svg:desc/><text:p text:style-name="a37" text:class-names="" text:cond-style-name=""><text:span text:style-name="a36" text:class-names="">Produccion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79068in" svg:y="1.83224in" svg:width="0.85855in" svg:height="0.42927in" draw:id="id29" draw:style-name="a41"><svg:title/><svg:desc/><text:p text:style-name="a40" text:class-names="" text:cond-style-name=""><text:span text:style-name="a39" text:class-names="">Aprovto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82952in" svg:y="1.83224in" svg:width="0.85855in" svg:height="0.42927in" draw:id="id30" draw:style-name="a44"><svg:title/><svg:desc/><text:p text:style-name="a43" text:class-names="" text:cond-style-name=""><text:span text:style-name="a42" text:class-names="">Fabricacion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04416in" svg:y="2.44181in" svg:width="0.85855in" svg:height="0.42927in" draw:id="id31" draw:style-name="a47"><svg:title/><svg:desc/><text:p text:style-name="a46" text:class-names="" text:cond-style-name=""><text:span text:style-name="a45" text:class-names="">Corte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04416in" svg:y="3.05138in" svg:width="0.85855in" svg:height="0.42927in" draw:id="id32" draw:style-name="a50"><svg:title/><svg:desc/><text:p text:style-name="a49" text:class-names="" text:cond-style-name=""><text:span text:style-name="a48" text:class-names="">Confeccion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04416in" svg:y="3.66095in" svg:width="0.85855in" svg:height="0.42927in" draw:id="id33" draw:style-name="a53"><svg:title/><svg:desc/><text:p text:style-name="a52" text:class-names="" text:cond-style-name=""><text:span text:style-name="a51" text:class-names="">Etiquetado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86837in" svg:y="1.83224in" svg:width="0.85855in" svg:height="0.42927in" draw:id="id34" draw:style-name="a56"><svg:title/><svg:desc/><text:p text:style-name="a55" text:class-names="" text:cond-style-name=""><text:span text:style-name="a54" text:class-names="">Control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69257in" svg:y="1.22267in" svg:width="0.85855in" svg:height="0.42927in" draw:id="id35" draw:style-name="a59"><svg:title/><svg:desc/><text:p text:style-name="a58" text:class-names="" text:cond-style-name=""><text:span text:style-name="a57" text:class-names="">Administracion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90721in" svg:y="1.83224in" svg:width="0.85855in" svg:height="0.42927in" draw:id="id36" draw:style-name="a62"><svg:title/><svg:desc/><text:p text:style-name="a61" text:class-names="" text:cond-style-name=""><text:span text:style-name="a60" text:class-names="">Finanzas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90721in" svg:y="2.44181in" svg:width="0.85855in" svg:height="0.42927in" draw:id="id37" draw:style-name="a65"><svg:title/><svg:desc/><text:p text:style-name="a64" text:class-names="" text:cond-style-name=""><text:span text:style-name="a63" text:class-names="">Tesoreria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90721in" svg:y="3.05138in" svg:width="0.85855in" svg:height="0.42927in" draw:id="id38" draw:style-name="a68"><svg:title/><svg:desc/><text:p text:style-name="a67" text:class-names="" text:cond-style-name=""><text:span text:style-name="a66" text:class-names="">Contabilidad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73142in" svg:y="1.22267in" svg:width="0.85855in" svg:height="0.42927in" draw:id="id39" draw:style-name="a71"><svg:title/><svg:desc/><text:p text:style-name="a70" text:class-names="" text:cond-style-name=""><text:span text:style-name="a69" text:class-names="">RRHH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94605in" svg:y="1.83224in" svg:width="0.85855in" svg:height="0.42927in" draw:id="id40" draw:style-name="a74"><svg:title/><svg:desc/><text:p text:style-name="a73" text:class-names="" text:cond-style-name=""><text:span text:style-name="a72" text:class-names="">Contratacion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94605in" svg:y="2.44181in" svg:width="0.85855in" svg:height="0.42927in" draw:id="id41" draw:style-name="a77"><svg:title/><svg:desc/><text:p text:style-name="a76" text:class-names="" text:cond-style-name=""><text:span text:style-name="a75" text:class-names="">Nominas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8.02374in" svg:y="1.22267in" svg:width="0.85855in" svg:height="0.42927in" draw:id="id42" draw:style-name="a80"><svg:title/><svg:desc/><text:p text:style-name="a79" text:class-names="" text:cond-style-name=""><text:span text:style-name="a78" text:class-names="">Comercionalizacion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6.9849in" svg:y="1.83224in" svg:width="0.85855in" svg:height="0.42927in" draw:id="id43" draw:style-name="a83"><svg:title/><svg:desc/><text:p text:style-name="a82" text:class-names="" text:cond-style-name=""><text:span text:style-name="a81" text:class-names="">Ventas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7.19954in" svg:y="2.44181in" svg:width="0.85855in" svg:height="0.42927in" draw:id="id44" draw:style-name="a86"><svg:title/><svg:desc/><text:p text:style-name="a85" text:class-names="" text:cond-style-name=""><text:span text:style-name="a84" text:class-names="">Mayoristas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7.19954in" svg:y="3.05138in" svg:width="0.85855in" svg:height="0.42927in" draw:id="id45" draw:style-name="a89"><svg:title/><svg:desc/><text:p text:style-name="a88" text:class-names="" text:cond-style-name=""><text:span text:style-name="a87" text:class-names="">Minoristas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8.02374in" svg:y="1.83224in" svg:width="0.85855in" svg:height="0.42927in" draw:id="id46" draw:style-name="a92"><svg:title/><svg:desc/><text:p text:style-name="a91" text:class-names="" text:cond-style-name=""><text:span text:style-name="a90" text:class-names="">Distribucion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9.06259in" svg:y="1.83224in" svg:width="0.85855in" svg:height="0.42927in" draw:id="id47" draw:style-name="a95"><svg:title/><svg:desc/><text:p text:style-name="a94" text:class-names="" text:cond-style-name=""><text:span text:style-name="a93" text:class-names="">Publicidad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76105in" svg:y="0.6131in" svg:width="0.85855in" svg:height="0.42927in" draw:id="id48" draw:style-name="a98"><svg:title/><svg:desc/><text:p text:style-name="a97" text:class-names="" text:cond-style-name=""><text:span text:style-name="a96" text:class-names="">Relaciones Publicas</text:span></text:p><draw:enhanced-geometry draw:type="non-primitive" svg:viewBox="0 0 785056 392528" draw:enhanced-path="M 0 0 L 785056 0 785056 392528 0 392528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5056"/><draw:equation draw:name="f7" draw:formula="?f4 / 392528"/><draw:equation draw:name="f8" draw:formula="0 * ?f5 / 785056"/><draw:equation draw:name="f9" draw:formula="0 * ?f4 / 392528"/><draw:equation draw:name="f10" draw:formula="785056 * ?f5 / 785056"/><draw:equation draw:name="f11" draw:formula="392528 * ?f4 / 39252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la 5 2</meta:initial-creator>
    <dc:creator>aula 5 2</dc:creator>
    <meta:creation-date>2022-11-04T11:59:00Z</meta:creation-date>
    <dc:date>2022-11-04T12:28:00Z</dc:date>
    <meta:template xlink:href="Normal" xlink:type="simple"/>
    <meta:editing-cycles>1</meta:editing-cycles>
    <meta:editing-duration>PT1740S</meta:editing-duration>
    <meta:document-statistic meta:page-count="1" meta:paragraph-count="1" meta:word-count="0" meta:character-count="1" meta:row-count="1" meta:non-whitespace-character-count="1"/>
  </office:meta>
</office:document-meta>
</file>